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rsid="001ea905" officeooo:paragraph-rsid="001ea905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rsid="0030c5e4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rsid="0030c5e4" officeooo:paragraph-rsid="004fa5b0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rsid="0030c5e4" officeooo:paragraph-rsid="00587fe4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rsid="0030c5e4" officeooo:paragraph-rsid="00998a83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officeooo:rsid="0030c5e4" officeooo:paragraph-rsid="00a5ca68" style:font-name-asian="WenQuanYi Micro Hei" style:font-size-asian="14pt" style:font-size-complex="14pt"/>
    </style:style>
    <style:style style:name="P8" style:family="paragraph" style:parent-style-name="Standard">
      <style:text-properties style:font-name="WenQuanYi Micro Hei" fo:font-size="14pt" officeooo:rsid="003740ac" officeooo:paragraph-rsid="003740ac" style:font-name-asian="WenQuanYi Micro Hei" style:font-size-asian="14pt" style:font-size-complex="14pt"/>
    </style:style>
    <style:style style:name="P9" style:family="paragraph" style:parent-style-name="Standard">
      <style:text-properties style:font-name="WenQuanYi Micro Hei" fo:font-size="14pt" officeooo:paragraph-rsid="00a3e137" style:font-name-asian="WenQuanYi Micro Hei" style:font-size-asian="14pt" style:font-size-complex="14pt"/>
    </style:style>
    <style:style style:name="P10" style:family="paragraph" style:parent-style-name="Standard">
      <style:text-properties style:font-name="WenQuanYi Micro Hei" fo:font-size="14pt" officeooo:paragraph-rsid="00b09cda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officeooo:paragraph-rsid="00b6caf5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paragraph-rsid="00badc22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4pt" officeooo:paragraph-rsid="00ef1fa0" style:font-name-asian="WenQuanYi Micro Hei" style:font-size-asian="14pt" style:font-size-complex="14pt"/>
    </style:style>
    <style:style style:name="P14" style:family="paragraph" style:parent-style-name="Standard">
      <style:text-properties style:font-name="WenQuanYi Micro Hei" fo:font-size="14pt" officeooo:paragraph-rsid="0103bb27" style:font-name-asian="WenQuanYi Micro Hei" style:font-size-asian="14pt" style:font-size-complex="14pt"/>
    </style:style>
    <style:style style:name="P15" style:family="paragraph" style:parent-style-name="Standard">
      <style:text-properties style:font-name="WenQuanYi Micro Hei" fo:font-size="14pt" officeooo:paragraph-rsid="01240639" style:font-name-asian="WenQuanYi Micro Hei" style:font-size-asian="14pt" style:font-size-complex="14pt"/>
    </style:style>
    <style:style style:name="P16" style:family="paragraph" style:parent-style-name="Standard">
      <style:text-properties style:font-name="WenQuanYi Micro Hei" fo:font-size="14pt" officeooo:paragraph-rsid="012e5870" style:font-name-asian="WenQuanYi Micro Hei" style:font-size-asian="14pt" style:font-size-complex="14pt"/>
    </style:style>
    <style:style style:name="P17" style:family="paragraph" style:parent-style-name="Standard">
      <style:text-properties style:font-name="WenQuanYi Micro Hei" fo:font-size="14pt" officeooo:paragraph-rsid="013d97ad" style:font-name-asian="WenQuanYi Micro Hei" style:font-size-asian="14pt" style:font-size-complex="14pt"/>
    </style:style>
    <style:style style:name="P18" style:family="paragraph" style:parent-style-name="Standard">
      <style:text-properties style:font-name="WenQuanYi Micro Hei" fo:font-size="14pt" officeooo:paragraph-rsid="013eec70" style:font-name-asian="WenQuanYi Micro Hei" style:font-size-asian="14pt" style:font-size-complex="14pt"/>
    </style:style>
    <style:style style:name="P19" style:family="paragraph" style:parent-style-name="Standard">
      <style:text-properties style:font-name="WenQuanYi Micro Hei" fo:font-size="14pt" officeooo:paragraph-rsid="01459a7b" style:font-name-asian="WenQuanYi Micro Hei" style:font-size-asian="14pt" style:font-size-complex="14pt"/>
    </style:style>
    <style:style style:name="P20" style:family="paragraph" style:parent-style-name="Standard">
      <style:text-properties style:font-name="WenQuanYi Micro Hei" fo:font-size="14pt" officeooo:paragraph-rsid="01466eb7" style:font-name-asian="WenQuanYi Micro Hei" style:font-size-asian="14pt" style:font-size-complex="14pt"/>
    </style:style>
    <style:style style:name="P21" style:family="paragraph" style:parent-style-name="Standard">
      <style:text-properties style:font-name="WenQuanYi Micro Hei" fo:font-size="14pt" officeooo:paragraph-rsid="01496649" style:font-name-asian="WenQuanYi Micro Hei" style:font-size-asian="14pt" style:font-size-complex="14pt"/>
    </style:style>
    <style:style style:name="P22" style:family="paragraph" style:parent-style-name="Standard">
      <style:text-properties style:font-name="WenQuanYi Micro Hei" fo:font-size="14pt" officeooo:paragraph-rsid="014cc023" style:font-name-asian="WenQuanYi Micro Hei" style:font-size-asian="14pt" style:font-size-complex="14pt"/>
    </style:style>
    <style:style style:name="P23" style:family="paragraph" style:parent-style-name="Standard">
      <style:text-properties style:font-name="WenQuanYi Micro Hei" fo:font-size="14pt" officeooo:paragraph-rsid="014fe71a" style:font-name-asian="WenQuanYi Micro Hei" style:font-size-asian="14pt" style:font-size-complex="14pt"/>
    </style:style>
    <style:style style:name="P24" style:family="paragraph" style:parent-style-name="Standard">
      <style:text-properties style:font-name="WenQuanYi Micro Hei" fo:font-size="14pt" fo:font-weight="bold" officeooo:rsid="001ea905" officeooo:paragraph-rsid="001ea905" style:font-name-asian="WenQuanYi Micro Hei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style:font-name-asian="WenQuanYi Micro Hei" style:font-size-asian="14pt" style:font-size-complex="14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270728" officeooo:paragraph-rsid="00270728" style:font-name-asian="WenQuanYi Micro Hei" style:font-size-asian="14pt" style:font-size-complex="14pt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95e99" officeooo:paragraph-rsid="00395e99" style:font-name-asian="WenQuanYi Micro Hei" style:font-size-asian="14pt" style:font-size-complex="14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6c683" officeooo:paragraph-rsid="00395e99" style:font-name-asian="WenQuanYi Micro Hei" style:font-size-asian="14pt" style:font-size-complex="14pt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254ca" officeooo:paragraph-rsid="003254ca" style:font-name-asian="WenQuanYi Micro Hei" style:font-size-asian="14pt" style:font-size-complex="14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c5e4" officeooo:paragraph-rsid="00964a54" style:font-name-asian="WenQuanYi Micro Hei" style:font-size-asian="14pt" style:font-size-complex="14pt"/>
    </style:style>
    <style:style style:name="P3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c5e4" officeooo:paragraph-rsid="009d85fb" style:font-name-asian="WenQuanYi Micro Hei" style:font-size-asian="14pt" style:font-size-complex="14pt"/>
    </style:style>
    <style:style style:name="P3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c5e4" officeooo:paragraph-rsid="00a14791" style:font-name-asian="WenQuanYi Micro Hei" style:font-size-asian="14pt" style:font-size-complex="14pt"/>
    </style:style>
    <style:style style:name="P3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30c5e4" officeooo:paragraph-rsid="00a3e137" style:font-name-asian="WenQuanYi Micro Hei" style:font-size-asian="14pt" style:font-size-complex="14pt"/>
    </style:style>
    <style:style style:name="P34" style:family="paragraph" style:parent-style-name="Standard">
      <style:text-properties style:font-name="WenQuanYi Micro Hei" fo:font-size="14pt" officeooo:rsid="006cd993" officeooo:paragraph-rsid="006cd993" style:font-name-asian="WenQuanYi Micro Hei" style:font-size-asian="14pt" style:font-size-complex="14pt"/>
    </style:style>
    <style:style style:name="P35" style:family="paragraph" style:parent-style-name="Standard">
      <style:text-properties style:font-name="WenQuanYi Micro Hei" fo:font-size="14pt" officeooo:rsid="006e779c" officeooo:paragraph-rsid="0070679c" style:font-name-asian="WenQuanYi Micro Hei" style:font-size-asian="14pt" style:font-size-complex="14pt"/>
    </style:style>
    <style:style style:name="P36" style:family="paragraph" style:parent-style-name="Standard">
      <style:text-properties style:font-name="WenQuanYi Micro Hei" fo:font-size="14pt" officeooo:rsid="0074cffa" officeooo:paragraph-rsid="0074cffa" style:font-name-asian="WenQuanYi Micro Hei" style:font-size-asian="14pt" style:font-size-complex="14pt"/>
    </style:style>
    <style:style style:name="P37" style:family="paragraph" style:parent-style-name="Standard">
      <style:text-properties style:font-name="WenQuanYi Micro Hei" fo:font-size="14pt" officeooo:rsid="0090e7a4" officeooo:paragraph-rsid="0090e7a4" style:font-name-asian="WenQuanYi Micro Hei" style:font-size-asian="14pt" style:font-size-complex="14pt"/>
    </style:style>
    <style:style style:name="P38" style:family="paragraph" style:parent-style-name="Standard">
      <style:text-properties style:font-name="WenQuanYi Micro Hei" fo:font-size="14pt" officeooo:rsid="00d9e829" officeooo:paragraph-rsid="00d9e829" style:font-name-asian="WenQuanYi Micro Hei" style:font-size-asian="14pt" style:font-size-complex="14pt"/>
    </style:style>
    <style:style style:name="P39" style:family="paragraph" style:parent-style-name="Standard">
      <style:text-properties style:font-name="WenQuanYi Micro Hei" fo:font-size="14pt" officeooo:rsid="0143cb8f" officeooo:paragraph-rsid="0143cb8f" style:font-name-asian="WenQuanYi Micro Hei" style:font-size-asian="14pt" style:font-size-complex="14pt"/>
    </style:style>
    <style:style style:name="P40" style:family="paragraph" style:parent-style-name="Standard">
      <style:text-properties style:font-name="WenQuanYi Micro Hei" fo:font-size="14pt" officeooo:rsid="0143cb8f" officeooo:paragraph-rsid="01496649" style:font-name-asian="WenQuanYi Micro Hei" style:font-size-asian="14pt" style:font-size-complex="14pt"/>
    </style:style>
    <style:style style:name="P41" style:family="paragraph" style:parent-style-name="Standard">
      <style:text-properties style:font-name="WenQuanYi Micro Hei" fo:font-size="14pt" officeooo:rsid="0143cb8f" officeooo:paragraph-rsid="014cc023" style:font-name-asian="WenQuanYi Micro Hei" style:font-size-asian="14pt" style:font-size-complex="14pt"/>
    </style:style>
    <style:style style:name="P42" style:family="paragraph" style:parent-style-name="Standard">
      <style:text-properties style:font-name="WenQuanYi Micro Hei" fo:font-size="14pt" officeooo:rsid="0147c089" officeooo:paragraph-rsid="0147c089" style:font-name-asian="WenQuanYi Micro Hei" style:font-size-asian="14pt" style:font-size-complex="14pt"/>
    </style:style>
    <style:style style:name="P43" style:family="paragraph" style:parent-style-name="Standard">
      <style:text-properties style:font-name="WenQuanYi Micro Hei" fo:font-size="14pt" officeooo:rsid="0148839a" officeooo:paragraph-rsid="0148839a" style:font-name-asian="WenQuanYi Micro Hei" style:font-size-asian="14pt" style:font-size-complex="14pt"/>
    </style:style>
    <style:style style:name="P44" style:family="paragraph" style:parent-style-name="Standard">
      <style:text-properties style:font-name="WenQuanYi Micro Hei" fo:font-size="14pt" fo:font-weight="bold" officeooo:rsid="0074cffa" officeooo:paragraph-rsid="0074cffa" style:font-name-asian="WenQuanYi Micro Hei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WenQuanYi Micro Hei" fo:font-size="14pt" fo:font-weight="bold" officeooo:rsid="0090e7a4" officeooo:paragraph-rsid="0090e7a4" style:font-name-asian="WenQuanYi Micro Hei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WenQuanYi Micro Hei" fo:font-size="14pt" fo:font-weight="bold" officeooo:rsid="00badc22" officeooo:paragraph-rsid="00badc22" style:font-name-asian="WenQuanYi Micro Hei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WenQuanYi Micro Hei" fo:font-size="14pt" fo:font-weight="bold" officeooo:rsid="00ef1fa0" officeooo:paragraph-rsid="00ef1fa0" style:font-name-asian="WenQuanYi Micro Hei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WenQuanYi Micro Hei" fo:font-size="14pt" fo:font-weight="bold" officeooo:rsid="0103bb27" officeooo:paragraph-rsid="0103bb27" style:font-name-asian="WenQuanYi Micro Hei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="WenQuanYi Micro Hei" fo:font-size="14pt" fo:font-weight="bold" officeooo:rsid="01240639" officeooo:paragraph-rsid="01240639" style:font-name-asian="WenQuanYi Micro Hei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="WenQuanYi Micro Hei" fo:font-size="14pt" fo:font-weight="bold" officeooo:rsid="013eec70" officeooo:paragraph-rsid="013eec70" style:font-name-asian="WenQuanYi Micro Hei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WenQuanYi Micro Hei" fo:font-size="14pt" fo:font-weight="bold" officeooo:rsid="013eec70" officeooo:paragraph-rsid="015285cd" style:font-name-asian="WenQuanYi Micro Hei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WenQuanYi Micro Hei" fo:font-size="14pt" fo:font-weight="normal" officeooo:rsid="013eec70" officeooo:paragraph-rsid="015285cd" style:font-name-asian="WenQuanYi Micro Hei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font-name="WenQuanYi Micro Hei" fo:font-size="14pt" fo:font-weight="normal" officeooo:rsid="013eec70" officeooo:paragraph-rsid="015e4155" style:font-name-asian="WenQuanYi Micro Hei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87ff1e" officeooo:paragraph-rsid="0087ff1e" style:font-name-asian="WenQuanYi Micro Hei" style:font-size-asian="14pt" style:font-size-complex="14pt"/>
    </style:style>
    <style:style style:name="P5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956325" officeooo:paragraph-rsid="00956325" style:font-name-asian="WenQuanYi Micro Hei" style:font-size-asian="14pt" style:font-size-complex="14pt"/>
    </style:style>
    <style:style style:name="P5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956325" officeooo:paragraph-rsid="00964a54" style:font-name-asian="WenQuanYi Micro Hei" style:font-size-asian="14pt" style:font-size-complex="14pt"/>
    </style:style>
    <style:style style:name="P5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95f11a" officeooo:paragraph-rsid="0095f11a" style:font-name-asian="WenQuanYi Micro Hei" style:font-size-asian="14pt" style:font-size-complex="14pt"/>
    </style:style>
    <style:style style:name="P5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95f11a" officeooo:paragraph-rsid="009d85fb" style:font-name-asian="WenQuanYi Micro Hei" style:font-size-asian="14pt" style:font-size-complex="14pt"/>
    </style:style>
    <style:style style:name="P5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95f11a" officeooo:paragraph-rsid="00a3e137" style:font-name-asian="WenQuanYi Micro Hei" style:font-size-asian="14pt" style:font-size-complex="14pt"/>
    </style:style>
    <style:style style:name="P6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b1dc4d" officeooo:paragraph-rsid="00b1dc4d" style:font-name-asian="WenQuanYi Micro Hei" style:font-size-asian="14pt" style:font-size-complex="14pt"/>
    </style:style>
    <style:style style:name="P6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b6caf5" officeooo:paragraph-rsid="00b6caf5" style:font-name-asian="WenQuanYi Micro Hei" style:font-size-asian="14pt" style:font-size-complex="14pt"/>
    </style:style>
    <style:style style:name="P6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c80dc0" officeooo:paragraph-rsid="00c80dc0" style:font-name-asian="WenQuanYi Micro Hei" style:font-size-asian="14pt" style:font-size-complex="14pt"/>
    </style:style>
    <style:style style:name="P6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cc82bf" officeooo:paragraph-rsid="00cc82bf" style:font-name-asian="WenQuanYi Micro Hei" style:font-size-asian="14pt" style:font-size-complex="14pt"/>
    </style:style>
    <style:style style:name="P6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d68746" officeooo:paragraph-rsid="00d68746" style:font-name-asian="WenQuanYi Micro Hei" style:font-size-asian="14pt" style:font-size-complex="14pt"/>
    </style:style>
    <style:style style:name="P6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d816e2" officeooo:paragraph-rsid="00d816e2" style:font-name-asian="WenQuanYi Micro Hei" style:font-size-asian="14pt" style:font-size-complex="14pt"/>
    </style:style>
    <style:style style:name="P6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d9e829" officeooo:paragraph-rsid="00d9e829" style:font-name-asian="WenQuanYi Micro Hei" style:font-size-asian="14pt" style:font-size-complex="14pt"/>
    </style:style>
    <style:style style:name="P6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db940d" officeooo:paragraph-rsid="00db940d" style:font-name-asian="WenQuanYi Micro Hei" style:font-size-asian="14pt" style:font-size-complex="14pt"/>
    </style:style>
    <style:style style:name="P6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e029ac" officeooo:paragraph-rsid="00e029ac" style:font-name-asian="WenQuanYi Micro Hei" style:font-size-asian="14pt" style:font-size-complex="14pt"/>
    </style:style>
    <style:style style:name="P6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e33971" officeooo:paragraph-rsid="00e33971" style:font-name-asian="WenQuanYi Micro Hei" style:font-size-asian="14pt" style:font-size-complex="14pt"/>
    </style:style>
    <style:style style:name="P7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eca729" officeooo:paragraph-rsid="00eca729" style:font-name-asian="WenQuanYi Micro Hei" style:font-size-asian="14pt" style:font-size-complex="14pt"/>
    </style:style>
    <style:style style:name="P7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ee7a48" officeooo:paragraph-rsid="00ee7a48" style:font-name-asian="WenQuanYi Micro Hei" style:font-size-asian="14pt" style:font-size-complex="14pt"/>
    </style:style>
    <style:style style:name="P7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0f204ed" officeooo:paragraph-rsid="00f204ed" style:font-name-asian="WenQuanYi Micro Hei" style:font-size-asian="14pt" style:font-size-complex="14pt"/>
    </style:style>
    <style:style style:name="P7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021ec6" officeooo:paragraph-rsid="01021ec6" style:font-name-asian="WenQuanYi Micro Hei" style:font-size-asian="14pt" style:font-size-complex="14pt"/>
    </style:style>
    <style:style style:name="P7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093ede" officeooo:paragraph-rsid="01093ede" style:font-name-asian="WenQuanYi Micro Hei" style:font-size-asian="14pt" style:font-size-complex="14pt"/>
    </style:style>
    <style:style style:name="P7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0eee2c" officeooo:paragraph-rsid="010eee2c" style:font-name-asian="WenQuanYi Micro Hei" style:font-size-asian="14pt" style:font-size-complex="14pt"/>
    </style:style>
    <style:style style:name="P7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129518" officeooo:paragraph-rsid="01129518" style:font-name-asian="WenQuanYi Micro Hei" style:font-size-asian="14pt" style:font-size-complex="14pt"/>
    </style:style>
    <style:style style:name="P7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1bf164" officeooo:paragraph-rsid="011bf164" style:font-name-asian="WenQuanYi Micro Hei" style:font-size-asian="14pt" style:font-size-complex="14pt"/>
    </style:style>
    <style:style style:name="P7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2804c3" officeooo:paragraph-rsid="012804c3" style:font-name-asian="WenQuanYi Micro Hei" style:font-size-asian="14pt" style:font-size-complex="14pt"/>
    </style:style>
    <style:style style:name="P7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240639" officeooo:paragraph-rsid="01240639" style:font-name-asian="WenQuanYi Micro Hei" style:font-size-asian="14pt" style:font-size-complex="14pt"/>
    </style:style>
    <style:style style:name="P8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rsid="0129d3d7" officeooo:paragraph-rsid="0129d3d7" style:font-name-asian="WenQuanYi Micro Hei" style:font-size-asian="14pt" style:font-size-complex="14pt"/>
    </style:style>
    <style:style style:name="P8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fo:font-weight="normal" officeooo:rsid="013eec70" officeooo:paragraph-rsid="015e4155" style:font-name-asian="WenQuanYi Micro Hei" style:font-size-asian="14pt" style:font-weight-asian="normal" style:font-size-complex="14pt" style:font-weight-complex="normal"/>
    </style:style>
    <style:style style:name="T1" style:family="text">
      <style:text-properties officeooo:rsid="002904f7"/>
    </style:style>
    <style:style style:name="T2" style:family="text">
      <style:text-properties officeooo:rsid="002dd96a"/>
    </style:style>
    <style:style style:name="T3" style:family="text">
      <style:text-properties officeooo:rsid="002edc76"/>
    </style:style>
    <style:style style:name="T4" style:family="text">
      <style:text-properties officeooo:rsid="0030c5e4"/>
    </style:style>
    <style:style style:name="T5" style:family="text">
      <style:text-properties officeooo:rsid="0032bb66"/>
    </style:style>
    <style:style style:name="T6" style:family="text">
      <style:text-properties officeooo:rsid="003513a9"/>
    </style:style>
    <style:style style:name="T7" style:family="text">
      <style:text-properties officeooo:rsid="00362fe7"/>
    </style:style>
    <style:style style:name="T8" style:family="text">
      <style:text-properties officeooo:rsid="0036c683"/>
    </style:style>
    <style:style style:name="T9" style:family="text">
      <style:text-properties officeooo:rsid="00395e99"/>
    </style:style>
    <style:style style:name="T10" style:family="text">
      <style:text-properties officeooo:rsid="00582aa6"/>
    </style:style>
    <style:style style:name="T11" style:family="text">
      <style:text-properties officeooo:rsid="005a2302"/>
    </style:style>
    <style:style style:name="T12" style:family="text">
      <style:text-properties officeooo:rsid="005aca0a"/>
    </style:style>
    <style:style style:name="T13" style:family="text">
      <style:text-properties officeooo:rsid="005bf094"/>
    </style:style>
    <style:style style:name="T14" style:family="text">
      <style:text-properties officeooo:rsid="005d9ca2"/>
    </style:style>
    <style:style style:name="T15" style:family="text">
      <style:text-properties officeooo:rsid="005dcbc0"/>
    </style:style>
    <style:style style:name="T16" style:family="text">
      <style:text-properties officeooo:rsid="005dfe7c"/>
    </style:style>
    <style:style style:name="T17" style:family="text">
      <style:text-properties officeooo:rsid="005f367b"/>
    </style:style>
    <style:style style:name="T18" style:family="text">
      <style:text-properties officeooo:rsid="0060cc06"/>
    </style:style>
    <style:style style:name="T19" style:family="text">
      <style:text-properties officeooo:rsid="00618f4b"/>
    </style:style>
    <style:style style:name="T20" style:family="text">
      <style:text-properties officeooo:rsid="006346e6"/>
    </style:style>
    <style:style style:name="T21" style:family="text">
      <style:text-properties officeooo:rsid="00635343"/>
    </style:style>
    <style:style style:name="T22" style:family="text">
      <style:text-properties officeooo:rsid="0063bb97"/>
    </style:style>
    <style:style style:name="T23" style:family="text">
      <style:text-properties officeooo:rsid="00656491"/>
    </style:style>
    <style:style style:name="T24" style:family="text">
      <style:text-properties officeooo:rsid="00667834"/>
    </style:style>
    <style:style style:name="T25" style:family="text">
      <style:text-properties officeooo:rsid="0067f2f6"/>
    </style:style>
    <style:style style:name="T26" style:family="text">
      <style:text-properties officeooo:rsid="0068c3f1"/>
    </style:style>
    <style:style style:name="T27" style:family="text">
      <style:text-properties officeooo:rsid="0068df80"/>
    </style:style>
    <style:style style:name="T28" style:family="text">
      <style:text-properties officeooo:rsid="006964d1"/>
    </style:style>
    <style:style style:name="T29" style:family="text">
      <style:text-properties officeooo:rsid="006c37f9"/>
    </style:style>
    <style:style style:name="T30" style:family="text">
      <style:text-properties officeooo:rsid="00956325"/>
    </style:style>
    <style:style style:name="T31" style:family="text">
      <style:text-properties officeooo:rsid="0097b941"/>
    </style:style>
    <style:style style:name="T32" style:family="text">
      <style:text-properties officeooo:rsid="00998a83"/>
    </style:style>
    <style:style style:name="T33" style:family="text">
      <style:text-properties officeooo:rsid="009ad3ed"/>
    </style:style>
    <style:style style:name="T34" style:family="text">
      <style:text-properties officeooo:rsid="009ba19a"/>
    </style:style>
    <style:style style:name="T35" style:family="text">
      <style:text-properties officeooo:rsid="009d3ee6"/>
    </style:style>
    <style:style style:name="T36" style:family="text">
      <style:text-properties officeooo:rsid="009e85f4"/>
    </style:style>
    <style:style style:name="T37" style:family="text">
      <style:text-properties officeooo:rsid="009ec042"/>
    </style:style>
    <style:style style:name="T38" style:family="text">
      <style:text-properties officeooo:rsid="009fa641"/>
    </style:style>
    <style:style style:name="T39" style:family="text">
      <style:text-properties officeooo:rsid="00a029ad"/>
    </style:style>
    <style:style style:name="T40" style:family="text">
      <style:text-properties officeooo:rsid="00a030ea"/>
    </style:style>
    <style:style style:name="T41" style:family="text">
      <style:text-properties officeooo:rsid="00a14791"/>
    </style:style>
    <style:style style:name="T42" style:family="text">
      <style:text-properties officeooo:rsid="00a2a694"/>
    </style:style>
    <style:style style:name="T43" style:family="text">
      <style:text-properties officeooo:rsid="00a3e137"/>
    </style:style>
    <style:style style:name="T44" style:family="text">
      <style:text-properties officeooo:rsid="00a5ca68"/>
    </style:style>
    <style:style style:name="T45" style:family="text">
      <style:text-properties officeooo:rsid="00a73fba"/>
    </style:style>
    <style:style style:name="T46" style:family="text">
      <style:text-properties officeooo:rsid="00a8ac15"/>
    </style:style>
    <style:style style:name="T47" style:family="text">
      <style:text-properties officeooo:rsid="00ac2614"/>
    </style:style>
    <style:style style:name="T48" style:family="text">
      <style:text-properties officeooo:rsid="00b09cda"/>
    </style:style>
    <style:style style:name="T49" style:family="text">
      <style:text-properties officeooo:rsid="00b6caf5"/>
    </style:style>
    <style:style style:name="T50" style:family="text">
      <style:text-properties officeooo:rsid="00b72cbf"/>
    </style:style>
    <style:style style:name="T51" style:family="text">
      <style:text-properties officeooo:rsid="00b98a21"/>
    </style:style>
    <style:style style:name="T52" style:family="text">
      <style:text-properties officeooo:rsid="00badc22"/>
    </style:style>
    <style:style style:name="T53" style:family="text">
      <style:text-properties officeooo:rsid="00bc3713"/>
    </style:style>
    <style:style style:name="T54" style:family="text">
      <style:text-properties officeooo:rsid="00be23ca"/>
    </style:style>
    <style:style style:name="T55" style:family="text">
      <style:text-properties officeooo:rsid="00be5274"/>
    </style:style>
    <style:style style:name="T56" style:family="text">
      <style:text-properties officeooo:rsid="00c058ef"/>
    </style:style>
    <style:style style:name="T57" style:family="text">
      <style:text-properties officeooo:rsid="00c168d1"/>
    </style:style>
    <style:style style:name="T58" style:family="text">
      <style:text-properties officeooo:rsid="00c260e6"/>
    </style:style>
    <style:style style:name="T59" style:family="text">
      <style:text-properties officeooo:rsid="00c26c0f"/>
    </style:style>
    <style:style style:name="T60" style:family="text">
      <style:text-properties officeooo:rsid="00c63938"/>
    </style:style>
    <style:style style:name="T61" style:family="text">
      <style:text-properties officeooo:rsid="00c7251e"/>
    </style:style>
    <style:style style:name="T62" style:family="text">
      <style:text-properties officeooo:rsid="00c81924"/>
    </style:style>
    <style:style style:name="T63" style:family="text">
      <style:text-properties officeooo:rsid="00ca3630"/>
    </style:style>
    <style:style style:name="T64" style:family="text">
      <style:text-properties officeooo:rsid="00ca3944"/>
    </style:style>
    <style:style style:name="T65" style:family="text">
      <style:text-properties officeooo:rsid="00cba7aa"/>
    </style:style>
    <style:style style:name="T66" style:family="text">
      <style:text-properties officeooo:rsid="00cec8bd"/>
    </style:style>
    <style:style style:name="T67" style:family="text">
      <style:text-properties officeooo:rsid="00cf7df6"/>
    </style:style>
    <style:style style:name="T68" style:family="text">
      <style:text-properties officeooo:rsid="00d1d349"/>
    </style:style>
    <style:style style:name="T69" style:family="text">
      <style:text-properties officeooo:rsid="00d29aaf"/>
    </style:style>
    <style:style style:name="T70" style:family="text">
      <style:text-properties officeooo:rsid="00d445d9"/>
    </style:style>
    <style:style style:name="T71" style:family="text">
      <style:text-properties officeooo:rsid="00d4ade6"/>
    </style:style>
    <style:style style:name="T72" style:family="text">
      <style:text-properties officeooo:rsid="00d8462d"/>
    </style:style>
    <style:style style:name="T73" style:family="text">
      <style:text-properties officeooo:rsid="00dc98f5"/>
    </style:style>
    <style:style style:name="T74" style:family="text">
      <style:text-properties officeooo:rsid="00de478a"/>
    </style:style>
    <style:style style:name="T75" style:family="text">
      <style:text-properties officeooo:rsid="00dee936"/>
    </style:style>
    <style:style style:name="T76" style:family="text">
      <style:text-properties officeooo:rsid="00dfa07d"/>
    </style:style>
    <style:style style:name="T77" style:family="text">
      <style:text-properties officeooo:rsid="00e16b70"/>
    </style:style>
    <style:style style:name="T78" style:family="text">
      <style:text-properties officeooo:rsid="00e727cc"/>
    </style:style>
    <style:style style:name="T79" style:family="text">
      <style:text-properties officeooo:rsid="00e7d49a"/>
    </style:style>
    <style:style style:name="T80" style:family="text">
      <style:text-properties officeooo:rsid="00e7da9a"/>
    </style:style>
    <style:style style:name="T81" style:family="text">
      <style:text-properties officeooo:rsid="00eb881b"/>
    </style:style>
    <style:style style:name="T82" style:family="text">
      <style:text-properties officeooo:rsid="00ef1fa0"/>
    </style:style>
    <style:style style:name="T83" style:family="text">
      <style:text-properties officeooo:rsid="00f02036"/>
    </style:style>
    <style:style style:name="T84" style:family="text">
      <style:text-properties officeooo:rsid="00f397b1"/>
    </style:style>
    <style:style style:name="T85" style:family="text">
      <style:text-properties officeooo:rsid="00f7537a"/>
    </style:style>
    <style:style style:name="T86" style:family="text">
      <style:text-properties officeooo:rsid="00ffc5fe"/>
    </style:style>
    <style:style style:name="T87" style:family="text">
      <style:text-properties officeooo:rsid="0101bafc"/>
    </style:style>
    <style:style style:name="T88" style:family="text">
      <style:text-properties officeooo:rsid="0103bb27"/>
    </style:style>
    <style:style style:name="T89" style:family="text">
      <style:text-properties officeooo:rsid="0105cedd"/>
    </style:style>
    <style:style style:name="T90" style:family="text">
      <style:text-properties officeooo:rsid="01064df5"/>
    </style:style>
    <style:style style:name="T91" style:family="text">
      <style:text-properties officeooo:rsid="01074373"/>
    </style:style>
    <style:style style:name="T92" style:family="text">
      <style:text-properties officeooo:rsid="010ac8a9"/>
    </style:style>
    <style:style style:name="T93" style:family="text">
      <style:text-properties officeooo:rsid="010c6f93"/>
    </style:style>
    <style:style style:name="T94" style:family="text">
      <style:text-properties officeooo:rsid="010c9b2c"/>
    </style:style>
    <style:style style:name="T95" style:family="text">
      <style:text-properties officeooo:rsid="010d4ad0"/>
    </style:style>
    <style:style style:name="T96" style:family="text">
      <style:text-properties officeooo:rsid="010df10d"/>
    </style:style>
    <style:style style:name="T97" style:family="text">
      <style:text-properties officeooo:rsid="0110e516"/>
    </style:style>
    <style:style style:name="T98" style:family="text">
      <style:text-properties officeooo:rsid="0111e81c"/>
    </style:style>
    <style:style style:name="T99" style:family="text">
      <style:text-properties officeooo:rsid="011276f6"/>
    </style:style>
    <style:style style:name="T100" style:family="text">
      <style:text-properties officeooo:rsid="0113808e"/>
    </style:style>
    <style:style style:name="T101" style:family="text">
      <style:text-properties officeooo:rsid="0115682b"/>
    </style:style>
    <style:style style:name="T102" style:family="text">
      <style:text-properties officeooo:rsid="01173b1e"/>
    </style:style>
    <style:style style:name="T103" style:family="text">
      <style:text-properties officeooo:rsid="01193835"/>
    </style:style>
    <style:style style:name="T104" style:family="text">
      <style:text-properties officeooo:rsid="0119fd39"/>
    </style:style>
    <style:style style:name="T105" style:family="text">
      <style:text-properties officeooo:rsid="011acf99"/>
    </style:style>
    <style:style style:name="T106" style:family="text">
      <style:text-properties officeooo:rsid="011cc7fc"/>
    </style:style>
    <style:style style:name="T107" style:family="text">
      <style:text-properties officeooo:rsid="011dc905"/>
    </style:style>
    <style:style style:name="T108" style:family="text">
      <style:text-properties officeooo:rsid="011f6985"/>
    </style:style>
    <style:style style:name="T109" style:family="text">
      <style:text-properties officeooo:rsid="01204c68"/>
    </style:style>
    <style:style style:name="T110" style:family="text">
      <style:text-properties officeooo:rsid="0120df91"/>
    </style:style>
    <style:style style:name="T111" style:family="text">
      <style:text-properties officeooo:rsid="0121d4b7"/>
    </style:style>
    <style:style style:name="T112" style:family="text">
      <style:text-properties officeooo:rsid="01224b7b"/>
    </style:style>
    <style:style style:name="T113" style:family="text">
      <style:text-properties officeooo:rsid="0123d82a"/>
    </style:style>
    <style:style style:name="T114" style:family="text">
      <style:text-properties officeooo:rsid="01240639"/>
    </style:style>
    <style:style style:name="T115" style:family="text">
      <style:text-properties officeooo:rsid="01261653"/>
    </style:style>
    <style:style style:name="T116" style:family="text">
      <style:text-properties officeooo:rsid="012a58f8"/>
    </style:style>
    <style:style style:name="T117" style:family="text">
      <style:text-properties officeooo:rsid="012bc3af"/>
    </style:style>
    <style:style style:name="T118" style:family="text">
      <style:text-properties officeooo:rsid="012df7bd"/>
    </style:style>
    <style:style style:name="T119" style:family="text">
      <style:text-properties officeooo:rsid="012e5870"/>
    </style:style>
    <style:style style:name="T120" style:family="text">
      <style:text-properties officeooo:rsid="012f4c11"/>
    </style:style>
    <style:style style:name="T121" style:family="text">
      <style:text-properties officeooo:rsid="0131056c"/>
    </style:style>
    <style:style style:name="T122" style:family="text">
      <style:text-properties officeooo:rsid="0131e1ca"/>
    </style:style>
    <style:style style:name="T123" style:family="text">
      <style:text-properties officeooo:rsid="01321004"/>
    </style:style>
    <style:style style:name="T124" style:family="text">
      <style:text-properties officeooo:rsid="0133a59a"/>
    </style:style>
    <style:style style:name="T125" style:family="text">
      <style:text-properties officeooo:rsid="0133da54"/>
    </style:style>
    <style:style style:name="T126" style:family="text">
      <style:text-properties officeooo:rsid="013592bc"/>
    </style:style>
    <style:style style:name="T127" style:family="text">
      <style:text-properties officeooo:rsid="01367366"/>
    </style:style>
    <style:style style:name="T128" style:family="text">
      <style:text-properties officeooo:rsid="013828eb"/>
    </style:style>
    <style:style style:name="T129" style:family="text">
      <style:text-properties officeooo:rsid="0138f6aa"/>
    </style:style>
    <style:style style:name="T130" style:family="text">
      <style:text-properties officeooo:rsid="0139c862"/>
    </style:style>
    <style:style style:name="T131" style:family="text">
      <style:text-properties officeooo:rsid="013cab6e"/>
    </style:style>
    <style:style style:name="T132" style:family="text">
      <style:text-properties officeooo:rsid="013cf3e6"/>
    </style:style>
    <style:style style:name="T133" style:family="text">
      <style:text-properties officeooo:rsid="013eec70"/>
    </style:style>
    <style:style style:name="T134" style:family="text">
      <style:text-properties officeooo:rsid="0143cb8f"/>
    </style:style>
    <style:style style:name="T135" style:family="text">
      <style:text-properties officeooo:rsid="01459a7b"/>
    </style:style>
    <style:style style:name="T136" style:family="text">
      <style:text-properties officeooo:rsid="0145dfd8"/>
    </style:style>
    <style:style style:name="T137" style:family="text">
      <style:text-properties officeooo:rsid="01466eb7"/>
    </style:style>
    <style:style style:name="T138" style:family="text">
      <style:text-properties officeooo:rsid="0147733a"/>
    </style:style>
    <style:style style:name="T139" style:family="text">
      <style:text-properties officeooo:rsid="0147c089"/>
    </style:style>
    <style:style style:name="T140" style:family="text">
      <style:text-properties officeooo:rsid="0148839a"/>
    </style:style>
    <style:style style:name="T141" style:family="text">
      <style:text-properties officeooo:rsid="014c083a"/>
    </style:style>
    <style:style style:name="T142" style:family="text">
      <style:text-properties officeooo:rsid="014cbffe"/>
    </style:style>
    <style:style style:name="T143" style:family="text">
      <style:text-properties officeooo:rsid="014dec0d"/>
    </style:style>
    <style:style style:name="T144" style:family="text">
      <style:text-properties officeooo:rsid="014f763e"/>
    </style:style>
    <style:style style:name="T145" style:family="text">
      <style:text-properties officeooo:rsid="015285cd"/>
    </style:style>
    <style:style style:name="T146" style:family="text">
      <style:text-properties officeooo:rsid="0155f75e"/>
    </style:style>
    <style:style style:name="T147" style:family="text">
      <style:text-properties officeooo:rsid="015aa0f7"/>
    </style:style>
    <style:style style:name="T148" style:family="text">
      <style:text-properties officeooo:rsid="015e41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套接字是一种网络IPC，既可以在计算机内通信，也可以在计算机间通信。socket接口可以采用许多不同的网络协议，如常见的TCP/IP协议。</text:p>
      <text:p text:style-name="P24">1、socket描述符</text:p>
      <text:p text:style-name="P2">类似于文件描述符，访问socket也有对应的socket描述符。要创建一个套接字，调用socket函数：</text:p>
      <text:p text:style-name="P26">#include &lt;sys/socket.h&gt; </text:p>
      <text:p text:style-name="P26"/>
      <text:p text:style-name="P26">int socket(int domain, int type, int protocol);</text:p>
      <text:p text:style-name="P1">成功返回socket描述符，失败返回<text:span text:style-name="T1">-1。</text:span></text:p>
      <text:p text:style-name="P1"><text:span text:style-name="T1">参数domain，即域，指定通信的特性，包括地址格式。各个域有自己的格式表示地址，而表示各个域的常数都以AF_开头</text:span><text:span text:style-name="T2">，意思是地址家族</text:span><text:span text:style-name="T3">，代表英文单词Address和Family</text:span><text:span text:style-name="T4">。在Linux上</text:span><text:span text:style-name="T5">，通过man查得有如下域：</text:span></text:p>
      <text:p text:style-name="P29">Name <text:tab/><text:tab/><text:tab/>Purpose <text:s text:c="25"/><text:tab/><text:tab/>Man page </text:p>
      <text:p text:style-name="P29">AF_UNIX, AF_LOCAL <text:s text:c="4"/>Local communication <text:tab/><text:tab/><text:tab/>unix(7) </text:p>
      <text:p text:style-name="P29">AF_INET <text:tab/><text:tab/><text:tab/>IPv4 Internet protocols<text:tab/><text:tab/>ip(7) </text:p>
      <text:p text:style-name="P29">AF_INET6<text:tab/><text:tab/><text:tab/>IPv6 Internet protocols<text:tab/><text:tab/>ipv6(7) </text:p>
      <text:p text:style-name="P29">AF_IPX<text:tab/><text:tab/><text:tab/>IPX - Novell protocols </text:p>
      <text:p text:style-name="P29">AF_NETLINK <text:tab/><text:tab/>Kernel user interface device<text:tab/><text:tab/>netlink(7) </text:p>
      <text:p text:style-name="P29">AF_X25 <text:tab/><text:tab/><text:tab/>ITU-T X.25 / ISO-8208 protocol <text:s text:c="2"/><text:tab/>x25(7) </text:p>
      <text:p text:style-name="P29">AF_AX25<text:tab/><text:tab/><text:tab/>Amateur radio AX.25 protocol </text:p>
      <text:p text:style-name="P29">AF_ATMPVC<text:tab/><text:tab/>Access to raw ATM PVCs </text:p>
      <text:p text:style-name="P29">AF_APPLETALK <text:tab/><text:tab/>Appletalk <text:s text:c="23"/><text:tab/><text:tab/>ddp(7) </text:p>
      <text:p text:style-name="P29">AF_PACKET<text:tab/><text:tab/><text:tab/>Low level packet interface <text:s text:c="6"/><text:tab/>packet(7) </text:p>
      <text:p text:style-name="P1"><text:span text:style-name="T7">POSIX.1还包括</text:span><text:span text:style-name="T6">AF_UNSPEC，可以代表任何域</text:span><text:span text:style-name="T8">。</text:span></text:p>
      <text:p text:style-name="P8">参数type确定套接字的类型，进一步确定通信特征。通过man查得有如下类型：</text:p>
      <text:p text:style-name="P27">SOCK_STREAM：Provides sequenced, reliable, two-way, connection-based <text:s/>byte <text:s/>streams. <text:s text:c="2"/>An out-of-band data transmission mechanism may be supported. </text:p>
      <text:p text:style-name="P27">SOCK_DGRAM ：Supports <text:s/>datagrams <text:s/>(connectionless, unreliable messages of a fixed maximum length). </text:p>
      <text:p text:style-name="P28"><text:span text:style-name="T9">SOCK_SEQPACKET ：Provides a sequenced, reliable, two-way connection-based <text:s/>data <text:s/>transmission path <text:s/>for <text:s/>datagrams of fixed </text:span><text:span text:style-name="T9">maximum length; a consumer is required to read an entire packet with each </text:span><text:soft-page-break/><text:span text:style-name="T9">input system call. </text:span></text:p>
      <text:p text:style-name="P27">SOCK_RAW：Provides raw network protocol access. </text:p>
      <text:p text:style-name="P27">SOCK_RDM：Provides a reliable datagram layer that does not guarantee ordering. </text:p>
      <text:p text:style-name="P27">SOCK_PACKET：Obsolete and should not be used in new programs; see packet(7). </text:p>
      <text:p text:style-name="P27">SOCK_NONBLOCK：Set the O_NONBLOCK file status flag on the new open file description. <text:s/>Using this flag saves extra calls to fcntl(2) to achieve the same result. </text:p>
      <text:p text:style-name="P27">SOCK_CLOEXEC：Set the close-on-exec (FD_CLOEXEC) flag on the new file descriptor. <text:s/>See the description <text:s/>of <text:s/>the <text:s/>O_CLOEXEC <text:s/>flag in open(2) for reasons why this may be useful. </text:p>
      <text:p text:style-name="P4">较为常见的是<text:span text:style-name="T9"> SOCK_DGRAM和SOCK_STREAM，前者表示长度固定的、无连接的不可靠报文传递，后者表示有序、可靠、双向的面向连接字节流。</text:span></text:p>
      <text:p text:style-name="P5">参数protocol通常是零，表示按给定的域和套接字类型选择默认协议。当对同一域和套接字类型支持多个协议时，可以使用protocol参数选择一个特性协议。在AF_<text:span text:style-name="T10">INET通信域中套接字类型</text:span><text:span text:style-name="T9">SOCK_STREAM的默认协议是TCP传输控制协议</text:span><text:span text:style-name="T10">， </text:span>在AF_<text:span text:style-name="T10">INET通信域中套接字类型</text:span><text:span text:style-name="T9"> SOCK_DGRAM的默认协议是UDP用户数据报协议</text:span><text:span text:style-name="T11">。</text:span></text:p>
      <text:p text:style-name="P3">对于数据报接口<text:span text:style-name="T12">，与对方通信时是不需要逻辑连接的</text:span><text:span text:style-name="T13">，只需要送出一个报文，其地址是一个对方进程所使用的套接字</text:span><text:span text:style-name="T14">，因此数据报提供了一个无连接的服务。而字节流要求在交换之前</text:span><text:span text:style-name="T15">，在本地套接字和与之通信的远程套接字之间建立一个逻辑连接</text:span><text:span text:style-name="T16">。</text:span></text:p>
      <text:p text:style-name="P3"><text:span text:style-name="T16">数据报是一种自包含报文</text:span><text:span text:style-name="T17">，发送数据报近似于给某人邮寄邮件</text:span><text:span text:style-name="T18">，可以邮寄很多信，但不能保证投递的次序</text:span><text:span text:style-name="T19">，并且可能有些信件丢失在路上</text:span><text:span text:style-name="T20">，每封信件包含接收者的地址，使这封信件独立于所有其它信件，每封信件可能送达不同的接收者。相比之下</text:span><text:span text:style-name="T21">，使用面向连接的协议通信就像与对方打电话</text:span><text:span text:style-name="T22">，首先需要通过电话建立一个连接</text:span><text:span text:style-name="T23">，连接建立好之后</text:span><text:span text:style-name="T24">，彼此能双向通信</text:span><text:span text:style-name="T25">，每个连接是端到端的通信通道</text:span><text:span text:style-name="T26">，会话中不包含地址信息，就像呼叫的两端存在一个点对点虚拟连接</text:span><text:span text:style-name="T27">，并且连接本身暗含特定的源和目的地。</text:span></text:p>
      <text:p text:style-name="P3"><text:span text:style-name="T27">套接字通信是双向的</text:span><text:span text:style-name="T28">，可以采用shutdown函数来禁止套接字上的输入输出</text:span><text:span text:style-name="T29">，函数如下：</text:span></text:p>
      <text:p text:style-name="P34">#include &lt;sys/socket.h&gt; </text:p>
      <text:p text:style-name="P34"><text:s/></text:p>
      <text:p text:style-name="P34"><text:soft-page-break/>int shutdown(int sockfd, int how);</text:p>
      <text:p text:style-name="P35">参数how可以是SHUT_RD、SHUT_WR、SHUT_RDWR，分别表示关闭读、写、读写。</text:p>
      <text:p text:style-name="P44">2、大小端字节序</text:p>
      <text:p text:style-name="P36">字节序是一个处理器架构特性，用于指示像整数这样的大数据类型的内部字节顺序。如果处理器架构支持大端字节序，那么最大字节地址对应于数字最低有效字节，小端字节序则相反，数字最低字节对应于最小字节地址。注意不管字节如何排序，数字最高位总是在左边，最低位总是在右边。</text:p>
      <text:p text:style-name="P36">运行在同一台计算机上的进程相互通信时，一般不用考虑字节序。网络协议指定了字节序，因此异构计算机系统能够交换协议信息而不会混淆字节序。TCP/IP协议采用大端字节序，应用程序交换格式化数据时，字节序可能就会出问题，所以需要在处理器和网络之间进行字节序转换，下面是四个转换函数：</text:p>
      <text:p text:style-name="P54">#include &lt;arpa/inet.h&gt; </text:p>
      <text:p text:style-name="P54"/>
      <text:p text:style-name="P54">uint32_t htonl(uint32_t hostlong); </text:p>
      <text:p text:style-name="P54">uint16_t htons(uint16_t hostshort); </text:p>
      <text:p text:style-name="P54">uint32_t ntohl(uint32_t netlong); </text:p>
      <text:p text:style-name="P54">uint16_t ntohs(uint16_t netshort); </text:p>
      <text:p text:style-name="P3">上面函数中，h表示主机host，n表示网络net，l表示长整型long，s表示短整型short。</text:p>
      <text:p text:style-name="P45">3、套接字地址格式</text:p>
      <text:p text:style-name="P37">地址标识了特定通信域中的套接字特点，地址格式与特定的通信域相关。为使不同格式地址能够被传入到套接字函数，地址被强制转换成通用的地址结构sockaddr表示：</text:p>
      <text:p text:style-name="P55">struct sockaddr {</text:p>
      <text:p text:style-name="P55"><text:s text:c="8"/>sa_family_t sa_family;</text:p>
      <text:p text:style-name="P30"><text:span text:style-name="T30"><text:s text:c="8"/>char sa_data[]; // </text:span><text:span text:style-name="T31">variable length</text:span></text:p>
      <text:p text:style-name="P56"><text:s text:c="8"/>... </text:p>
      <text:p text:style-name="P57">}</text:p>
      <text:p text:style-name="P6"><text:span text:style-name="T30">sockaddr</text:span><text:span text:style-name="T32">中， </text:span><text:span text:style-name="T30">sa_data长度是可变的</text:span><text:span text:style-name="T32">，在Linux中为</text:span><text:span text:style-name="T34">14，</text:span><text:span text:style-name="T32">还可以自由地添加额外的成员</text:span><text:span text:style-name="T33">。</text:span></text:p>
      <text:p text:style-name="P1">netinet/in.h头文件中定义了IPv<text:span text:style-name="T35">4因特网域AF_INET的套接字地址结构sockaddr_in：</text:span></text:p>
      <text:p text:style-name="P31"><text:span text:style-name="T30">struct in_</text:span><text:span text:style-name="T36">addr</text:span><text:span text:style-name="T30"> {</text:span></text:p>
      <text:p text:style-name="P31"><text:soft-page-break/><text:span text:style-name="T30"><text:s text:c="8"/></text:span><text:span text:style-name="T37">in_addr_t s_addr;</text:span><text:span text:style-name="T30"> </text:span></text:p>
      <text:p text:style-name="P58">}</text:p>
      <text:p text:style-name="P31"><text:span text:style-name="T30">struct sockaddr_</text:span><text:span text:style-name="T38">in</text:span><text:span text:style-name="T30"> {</text:span></text:p>
      <text:p text:style-name="P31"><text:span text:style-name="T30"><text:s text:c="8"/>sa_family_t s</text:span><text:span text:style-name="T39">in</text:span><text:span text:style-name="T30">_family;</text:span></text:p>
      <text:p text:style-name="P31"><text:span text:style-name="T30"><text:s text:c="8"/></text:span><text:span text:style-name="T40">in_port_t sin_port;</text:span></text:p>
      <text:p text:style-name="P32"><text:span text:style-name="T30"><text:s text:c="8"/>struct in_</text:span><text:span text:style-name="T36">addr </text:span><text:span text:style-name="T41">sin_addr;</text:span></text:p>
      <text:p text:style-name="P58">}</text:p>
      <text:p text:style-name="P9"><text:span text:style-name="T42">在Linux下， </text:span><text:span text:style-name="T30">sockaddr_</text:span><text:span text:style-name="T38">in定义如下：</text:span></text:p>
      <text:p text:style-name="P33"><text:span text:style-name="T30">struct sockaddr_</text:span><text:span text:style-name="T38">in</text:span><text:span text:style-name="T30"> {</text:span></text:p>
      <text:p text:style-name="P33"><text:span text:style-name="T30"><text:s text:c="8"/>sa_family_t s</text:span><text:span text:style-name="T39">in</text:span><text:span text:style-name="T30">_family;</text:span></text:p>
      <text:p text:style-name="P33"><text:span text:style-name="T30"><text:s text:c="8"/></text:span><text:span text:style-name="T40">in_port_t sin_port;</text:span></text:p>
      <text:p text:style-name="P33"><text:span text:style-name="T30"><text:s text:c="8"/>struct in_</text:span><text:span text:style-name="T36">addr </text:span><text:span text:style-name="T41">sin_addr;</text:span></text:p>
      <text:p text:style-name="P33"><text:span text:style-name="T41"><text:s text:c="8"/></text:span><text:span text:style-name="T43">unsigned char sin_zero[8];</text:span></text:p>
      <text:p text:style-name="P59">}</text:p>
      <text:p text:style-name="P7"><text:span text:style-name="T43">sin_zero为填充字段</text:span><text:span text:style-name="T44">，必须全部被置为0。</text:span></text:p>
      <text:p text:style-name="P10">有时候需打印出能被人所理解的地址格式<text:span text:style-name="T45">，如函数</text:span><text:span text:style-name="T46">inet_addr和inet_ntoa，用于在二进制地址格式与点分十进制字符串表示之间相互转换</text:span><text:span text:style-name="T47">，但它们仅用于IPv4，功能相似的两个函数</text:span><text:span text:style-name="T46">inet_ntop和inet_pton则支持</text:span><text:span text:style-name="T47">IPv4和IPv</text:span><text:span text:style-name="T48">6。</text:span></text:p>
      <text:p text:style-name="P60">#include &lt;arpa/inet.h&gt; </text:p>
      <text:p text:style-name="P60"/>
      <text:p text:style-name="P60">const char *inet_ntop(int af, const void *src, char *dst, socklen_t size);</text:p>
      <text:p text:style-name="P61">int inet_pton(int af, const char *src, void *dst);</text:p>
      <text:p text:style-name="P11"><text:span text:style-name="T49">n表示网络字节序的二进制地址</text:span><text:span text:style-name="T50">，p表示文本字符串格式</text:span><text:span text:style-name="T51">。</text:span></text:p>
      <text:p text:style-name="P46">4、socket地址查询</text:p>
      <text:p text:style-name="P12"><text:span text:style-name="T52">理想情况下</text:span><text:span text:style-name="T53">，应用程序不需要了解套接字地址的内部结构</text:span><text:span text:style-name="T54">，如果应用程序只是简单地传递类似于sockaddr结构的套接字地址</text:span><text:span text:style-name="T55">，并且不依赖与任何协议相关的特性</text:span><text:span text:style-name="T56">，那么可以与提供相同服务的许多不多协议协作</text:span><text:span text:style-name="T57">。</text:span></text:p>
      <text:p text:style-name="P12"><text:span text:style-name="T57">计算机网络配置信息可能存放在许多地方</text:span><text:span text:style-name="T58">，无论这些信息放在何处</text:span><text:span text:style-name="T59">，调用相关函数都能够访问它们</text:span><text:span text:style-name="T60">。通过调用gethostent函数，便可以找到给定计算机的主机信息</text:span><text:span text:style-name="T61">。</text:span></text:p>
      <text:p text:style-name="P62"><text:s/>#include &lt;netdb.h&gt;</text:p>
      <text:p text:style-name="P62"/>
      <text:p text:style-name="P62">struct hostent *gethostent(void);</text:p>
      <text:p text:style-name="P62">void sethostent(int stayopen);</text:p>
      <text:p text:style-name="P62"><text:soft-page-break/>void endhostent(void);</text:p>
      <text:p text:style-name="P62"/>
      <text:p text:style-name="P63">struct hostent { </text:p>
      <text:p text:style-name="P63"><text:tab/>char <text:s/>*h_name; <text:s text:c="11"/>/* official name of host */ </text:p>
      <text:p text:style-name="P63"><text:tab/>char **h_aliases; <text:s text:c="8"/>/* alias list */ </text:p>
      <text:p text:style-name="P63"><text:tab/>int <text:s text:c="3"/>h_addrtype; <text:s text:c="7"/>/* host address type */ </text:p>
      <text:p text:style-name="P63"><text:tab/>int <text:s text:c="3"/>h_length; <text:s text:c="9"/>/* length of address */ </text:p>
      <text:p text:style-name="P63"><text:tab/>char **h_addr_list; <text:s text:c="6"/>/* list of addresses */ </text:p>
      <text:p text:style-name="P63">} </text:p>
      <text:p text:style-name="P1">如果主机数据文件没有打开<text:span text:style-name="T62">，gethostent会打开它</text:span><text:span text:style-name="T63">，返回文件的下一个条目</text:span><text:span text:style-name="T66">，返回类型为指向hostent结构的指针，该结构可能包含一个静态的数据缓冲区</text:span><text:span text:style-name="T67">，每次调用都会覆盖这个缓冲区</text:span><text:span text:style-name="T68">，返回的地址采用网络字节序</text:span><text:span text:style-name="T64">。函数endhostent将关闭文件</text:span><text:span text:style-name="T65">。除了上面提到的几个函数</text:span><text:span text:style-name="T69">，还有</text:span><text:span text:style-name="T70">gethostbyname和gethostbyaddr有类似的功能，不过它们可能被认为过时</text:span><text:span text:style-name="T71">而替换为如下函数：</text:span></text:p>
      <text:p text:style-name="P64">#include &lt;netdb.h&gt; </text:p>
      <text:p text:style-name="P64"/>
      <text:p text:style-name="P64">struct netent *getnetent(void); </text:p>
      <text:p text:style-name="P64">struct netent *getnetbyname(const char *name); </text:p>
      <text:p text:style-name="P64">struct netent *getnetbyaddr(uint32_t net, int type); </text:p>
      <text:p text:style-name="P64">void setnetent(int stayopen); </text:p>
      <text:p text:style-name="P64">void endnetent(void);</text:p>
      <text:p text:style-name="P64"/>
      <text:p text:style-name="P65">struct netent { </text:p>
      <text:p text:style-name="P65"><text:tab/>char <text:s text:c="5"/>*n_name; <text:s text:c="4"/>/* official network name */ </text:p>
      <text:p text:style-name="P65"><text:tab/>char <text:s text:c="4"/>**n_aliases; <text:s/>/* alias list */ </text:p>
      <text:p text:style-name="P65"><text:tab/>int <text:s text:c="7"/>n_addrtype; /* net address type */ </text:p>
      <text:p text:style-name="P65"><text:tab/>uint32_t <text:s text:c="2"/>n_net; <text:s text:c="5"/>/* network number */ </text:p>
      <text:p text:style-name="P65">}</text:p>
      <text:p text:style-name="P1">协议名字和协议号采用下列函数映射<text:span text:style-name="T72">：</text:span></text:p>
      <text:p text:style-name="P38">#include &lt;netdb.h&gt; </text:p>
      <text:p text:style-name="P38"/>
      <text:p text:style-name="P66">struct protoent *getprotoent(void); </text:p>
      <text:p text:style-name="P66">struct protoent *getprotobyname(const char *name); </text:p>
      <text:p text:style-name="P66"><text:s/>struct protoent *getprotobynumber(int proto); </text:p>
      <text:p text:style-name="P66"><text:soft-page-break/>void setprotoent(int stayopen); </text:p>
      <text:p text:style-name="P66">void endprotoent(void); </text:p>
      <text:p text:style-name="P66"/>
      <text:p text:style-name="P67">struct protoent { </text:p>
      <text:p text:style-name="P67"><text:tab/>char <text:s/>*p_name; <text:s text:c="6"/>/* official protocol name */ </text:p>
      <text:p text:style-name="P67"><text:tab/>char **p_aliases; <text:s text:c="3"/>/* alias list */ </text:p>
      <text:p text:style-name="P67"><text:tab/>int <text:s text:c="3"/>p_proto; <text:s text:c="5"/>/* protocol number */ </text:p>
      <text:p text:style-name="P67">}</text:p>
      <text:p text:style-name="P1">服务是由地址的端口号部分表示的<text:span text:style-name="T73">，每个服务由一个唯一的</text:span><text:span text:style-name="T74">、熟知的款口号来提供。采用函数getservbyname可以将一个服务名字映射到一个端口号</text:span><text:span text:style-name="T75">，函数getservbyport将一个端口号映射到一个服务名</text:span><text:span text:style-name="T76">，或者采用函数getservent顺序扫描服务数据库。</text:span></text:p>
      <text:p text:style-name="P68">#include &lt;netdb.h&gt; </text:p>
      <text:p text:style-name="P68"/>
      <text:p text:style-name="P68">struct servent *getservent(void); </text:p>
      <text:p text:style-name="P68">struct servent *getservbyname(const char *name, const char *proto); </text:p>
      <text:p text:style-name="P68">struct servent *getservbyport(int port, const char *proto); </text:p>
      <text:p text:style-name="P68">void setservent(int stayopen); </text:p>
      <text:p text:style-name="P68">void endservent(void);</text:p>
      <text:p text:style-name="P25"/>
      <text:p text:style-name="P68">struct servent { </text:p>
      <text:p text:style-name="P68"><text:tab/>char <text:s/>*s_name; <text:s text:c="6"/>/* official service name */ </text:p>
      <text:p text:style-name="P68"><text:tab/>char **s_aliases; <text:s text:c="3"/>/* alias list */ </text:p>
      <text:p text:style-name="P68"><text:tab/>int <text:s text:c="3"/>s_port; <text:s text:c="6"/>/* port number */ </text:p>
      <text:p text:style-name="P68"><text:tab/>char <text:s/>*s_proto; <text:s text:c="5"/>/* protocol to use */ </text:p>
      <text:p text:style-name="P68">}</text:p>
      <text:p text:style-name="P1">函数getaddrinfo允许将一个主机名字和服务名字映射到一个地址<text:span text:style-name="T77">：</text:span></text:p>
      <text:p text:style-name="P69">#include &lt;netdb.h&gt; </text:p>
      <text:p text:style-name="P69"/>
      <text:p text:style-name="P69">int getaddrinfo(const char *node, const char *service, </text:p>
      <text:p text:style-name="P69"><text:tab/><text:tab/>const struct addrinfo *hints, </text:p>
      <text:p text:style-name="P69"><text:tab/><text:tab/>struct addrinfo **res); </text:p>
      <text:p text:style-name="P69">void freeaddrinfo(struct addrinfo *res); </text:p>
      <text:p text:style-name="P69"><text:s/>const char *gai_strerror(int errcode);</text:p>
      <text:p text:style-name="P69"><text:soft-page-break/></text:p>
      <text:p text:style-name="P70">struct addrinfo { </text:p>
      <text:p text:style-name="P70"><text:tab/>int <text:s text:c="13"/>ai_flags; </text:p>
      <text:p text:style-name="P70"><text:tab/>int <text:s text:c="13"/>ai_family; </text:p>
      <text:p text:style-name="P70"><text:tab/>int <text:s text:c="13"/>ai_socktype; </text:p>
      <text:p text:style-name="P70"><text:tab/>int <text:s text:c="13"/>ai_protocol; </text:p>
      <text:p text:style-name="P70"><text:tab/>socklen_t <text:s text:c="7"/>ai_addrlen; </text:p>
      <text:p text:style-name="P70"><text:tab/>struct sockaddr *ai_addr; </text:p>
      <text:p text:style-name="P70"><text:tab/>char <text:s text:c="11"/>*ai_canonname; </text:p>
      <text:p text:style-name="P70"><text:tab/>struct addrinfo *ai_next; </text:p>
      <text:p text:style-name="P70">}; </text:p>
      <text:p text:style-name="P1">freeaddrinfo用来释放一个或多个addrinfo结构<text:span text:style-name="T78">，出错时不能使用perror函数或者strerror函数来生成错误消息</text:span><text:span text:style-name="T79">，要用上面的gai_</text:span><text:span text:style-name="T80">strerror函数。</text:span></text:p>
      <text:p text:style-name="P1">函数getnameinfo则将地址转换成主机名或者服务名<text:span text:style-name="T81">：</text:span></text:p>
      <text:p text:style-name="P71">#include &lt;sys/socket.h&gt; </text:p>
      <text:p text:style-name="P71">#include &lt;netdb.h&gt; </text:p>
      <text:p text:style-name="P71"/>
      <text:p text:style-name="P71">int getnameinfo(const struct sockaddr *sa, socklen_t salen, </text:p>
      <text:p text:style-name="P71"><text:tab/><text:tab/>char *host, size_t hostlen, </text:p>
      <text:p text:style-name="P71"><text:tab/><text:tab/>char *serv, size_t servlen, int flags);</text:p>
      <text:p text:style-name="P47">5、绑定套接字与地址</text:p>
      <text:p text:style-name="P13"><text:span text:style-name="T82">绑定地址到套接字使用函数bind</text:span><text:span text:style-name="T83">：</text:span></text:p>
      <text:p text:style-name="P72"><text:s/>#include &lt;sys/socket.h&gt; </text:p>
      <text:p text:style-name="P72"/>
      <text:p text:style-name="P72">int bind(int sockfd, const struct sockaddr *addr, </text:p>
      <text:p text:style-name="P72"><text:tab/><text:tab/>socklen_t addrlen); </text:p>
      <text:p text:style-name="P1"><text:span text:style-name="T84">调用函数getsockname可以发现绑定到一个套接字的地址</text:span><text:span text:style-name="T85">，如果套接字已经和对方连接</text:span><text:span text:style-name="T86">，则调用getpeername函数</text:span><text:span text:style-name="T87">。</text:span></text:p>
      <text:p text:style-name="P73">#include &lt;sys/socket.h&gt; </text:p>
      <text:p text:style-name="P73"/>
      <text:p text:style-name="P73">int getsockname(int sockfd, struct sockaddr *addr, socklen_t *addrlen);</text:p>
      <text:p text:style-name="P73">int getpeername(int sockfd, struct sockaddr *addr, socklen_t *addrlen);</text:p>
      <text:p text:style-name="P48">6、建立连接</text:p>
      <text:p text:style-name="P14"><text:span text:style-name="T88">如果处理的是面向连接的网络服务</text:span><text:span text:style-name="T89">，如SOCK_STREAM，</text:span><text:span text:style-name="T90">在开始交换数据以前，</text:span><text:soft-page-break/><text:span text:style-name="T90">需要在客户端和服务器之间建立一个连接</text:span><text:span text:style-name="T91">，调用connect函数。</text:span></text:p>
      <text:p text:style-name="P74">#include &lt;sys/socket.h&gt; </text:p>
      <text:p text:style-name="P74"/>
      <text:p text:style-name="P74">int connect(int sockfd, const struct sockaddr *addr, socklen_t addrlen); </text:p>
      <text:p text:style-name="P1">在connect中所指定的地址是想与之通信的服务器地址<text:span text:style-name="T92">，如果sockfd没有绑定到一个地址</text:span><text:span text:style-name="T93">，connect会给调用者绑定到一个默认地址</text:span><text:span text:style-name="T94">。connect时有可能失败</text:span><text:span text:style-name="T95">，下面的例子使用了指数补偿的算法进行连接</text:span><text:span text:style-name="T96">。</text:span></text:p>
      <text:p text:style-name="P75">#include &lt;stdio.h&gt; </text:p>
      <text:p text:style-name="P75">#include &lt;sys/socket.h&gt; </text:p>
      <text:p text:style-name="P75"/>
      <text:p text:style-name="P75">#define MAXSLEEP 128 </text:p>
      <text:p text:style-name="P75"/>
      <text:p text:style-name="P75">int connect_retry(int sockfd, const struct sockaddr *addr, socklen_t alen) </text:p>
      <text:p text:style-name="P75">{ </text:p>
      <text:p text:style-name="P75"><text:tab/>int nsec; </text:p>
      <text:p text:style-name="P75"><text:tab/>for (nsec = 1; nsec &lt;= MAXSLEEP; nsec &lt;&lt;= 1) { </text:p>
      <text:p text:style-name="P75"><text:tab/><text:tab/>if (0 == connect(sockfd, addr, alen)) { </text:p>
      <text:p text:style-name="P75"><text:tab/><text:tab/><text:tab/>return 0; </text:p>
      <text:p text:style-name="P75"><text:tab/><text:tab/>} </text:p>
      <text:p text:style-name="P75"><text:tab/><text:tab/>if (nsec &lt;= MAXSLEEP / 2) { </text:p>
      <text:p text:style-name="P75"><text:tab/><text:tab/><text:tab/>sleep(nsec); </text:p>
      <text:p text:style-name="P75"><text:tab/><text:tab/>} </text:p>
      <text:p text:style-name="P75"/>
      <text:p text:style-name="P75"><text:tab/>} </text:p>
      <text:p text:style-name="P75"><text:tab/>return -1; </text:p>
      <text:p text:style-name="P75">}</text:p>
      <text:p text:style-name="P1"><text:span text:style-name="T94">connect成功后</text:span><text:span text:style-name="T97">，服务器调用listen开始监听</text:span><text:span text:style-name="T98">，宣告可以接受连接请求</text:span><text:span text:style-name="T99">。</text:span></text:p>
      <text:p text:style-name="P76">#include &lt;sys/socket.h&gt; </text:p>
      <text:p text:style-name="P76"/>
      <text:p text:style-name="P76">int listen(int sockfd, int backlog); </text:p>
      <text:p text:style-name="P1">参数backlog表示同时可接受的最大请求数量<text:span text:style-name="T100">，这个值有上限</text:span><text:span text:style-name="T101">，依据系统而定</text:span><text:span text:style-name="T102">。如果请求队列已满</text:span><text:span text:style-name="T103">，系统会拒绝多余连接请求。</text:span></text:p>
      <text:p text:style-name="P1"><text:span text:style-name="T103">一旦服务器调用了listen</text:span><text:span text:style-name="T104">，套接字就能接收连接请求</text:span><text:span text:style-name="T105">，使用accept函数获得连</text:span><text:span text:style-name="T105">接请求并建立连接。</text:span></text:p>
      <text:p text:style-name="P77"><text:soft-page-break/>#include &lt;sys/socket.h&gt; </text:p>
      <text:p text:style-name="P77"/>
      <text:p text:style-name="P77">int accept(int sockfd, struct sockaddr *addr, socklen_t *addrlen); </text:p>
      <text:p text:style-name="P1">accept失败返回<text:span text:style-name="T106">-1，成功返回套接字描述符</text:span><text:span text:style-name="T107">，该描述符连接到调用connect的客户端</text:span><text:span text:style-name="T108">，并且和原始套接字，即accept参数sockfd具有相同的套接字类型和地址族</text:span><text:span text:style-name="T109">。原始套接字没有关联到这个连接</text:span><text:span text:style-name="T110">，而是继续保持可用状态并接受其它连接请求</text:span><text:span text:style-name="T111">。accept是个阻塞函数</text:span><text:span text:style-name="T112">，如果服务器调用accept并且当前没有连接请求</text:span><text:span text:style-name="T113">，服务器会阻塞直到一个请求到来。</text:span></text:p>
      <text:p text:style-name="P49">7、数据传输</text:p>
      <text:p text:style-name="P15"><text:span text:style-name="T114">数据传输有下列几个函数</text:span><text:span text:style-name="T115">：</text:span></text:p>
      <text:p text:style-name="P78">#include &lt;sys/socket.h&gt; </text:p>
      <text:p text:style-name="P78"/>
      <text:p text:style-name="P78">ssize_t send(int sockfd, const void *buf, size_t len, int flags); </text:p>
      <text:p text:style-name="P78">ssize_t sendto(int sockfd, const void *buf, size_t len, int flags, </text:p>
      <text:p text:style-name="P78"><text:tab/><text:tab/>const struct sockaddr *dest_addr, socklen_t addrlen); </text:p>
      <text:p text:style-name="P78">ssize_t sendmsg(int sockfd, const struct msghdr *msg, int flags);</text:p>
      <text:p text:style-name="P79"/>
      <text:p text:style-name="P80">ssize_t recv(int sockfd, void *buf, size_t len, int flags); </text:p>
      <text:p text:style-name="P80">ssize_t recvfrom(int sockfd, void *buf, size_t len, int flags, </text:p>
      <text:p text:style-name="P80"><text:tab/><text:tab/>struct sockaddr *src_addr, socklen_t *addrlen); </text:p>
      <text:p text:style-name="P80">ssize_t recvmsg(int sockfd, struct msghdr *msg, int flags); </text:p>
      <text:p text:style-name="P15"><text:span text:style-name="T114">send和recv用于面向连接的套接字</text:span><text:span text:style-name="T116">，sendto和recvfrom用于无连接的套接字</text:span><text:span text:style-name="T117">，sendmsg和recvmsg用来指定多重缓冲区传输数据</text:span><text:span text:style-name="T118">。上面函数的flags参数有以下几个选项</text:span><text:span text:style-name="T119">：</text:span></text:p>
      <text:p text:style-name="P16"><text:span text:style-name="T119">MSG_OOB：如果协议支持</text:span><text:span text:style-name="T120">，接收带外数据</text:span><text:span text:style-name="T121">。</text:span></text:p>
      <text:p text:style-name="P16"><text:span text:style-name="T119">MSG_PEEK：返回报文内容而不真正取走报文</text:span><text:span text:style-name="T122">。</text:span></text:p>
      <text:p text:style-name="P16"><text:span text:style-name="T119">MSG_</text:span><text:span text:style-name="T123">TRUNC</text:span><text:span text:style-name="T119">：</text:span><text:span text:style-name="T124">即使报文被截断，要求返回的是报文的实际长度</text:span><text:span text:style-name="T125">。</text:span></text:p>
      <text:p text:style-name="P16"><text:span text:style-name="T119">MSG_</text:span><text:span text:style-name="T126">WAITALL</text:span><text:span text:style-name="T119">：</text:span><text:span text:style-name="T127">等待直到所有的数据可用，仅SOCK_STREAM。</text:span></text:p>
      <text:p text:style-name="P16"><text:span text:style-name="T119">MSG_CTRUNC：</text:span><text:span text:style-name="T128">控制数据被截断。</text:span></text:p>
      <text:p text:style-name="P16"><text:span text:style-name="T119">MSG_</text:span><text:span text:style-name="T129">DONTWAIT</text:span><text:span text:style-name="T119">：</text:span><text:span text:style-name="T130">recvmsg处于非阻塞模式。</text:span></text:p>
      <text:p text:style-name="P17"><text:span text:style-name="T119">MSG_</text:span><text:span text:style-name="T131">EOR</text:span><text:span text:style-name="T119">：</text:span><text:span text:style-name="T132">接收到记录结束符。</text:span></text:p>
      <text:p text:style-name="P50">8、总结</text:p>
      <text:p text:style-name="P18"><text:span text:style-name="T133">面向连接</text:span><text:span text:style-name="T134">（TCP）的服务器步骤：</text:span></text:p>
      <text:p text:style-name="P39">（1）创建套接字socket。</text:p>
      <text:p text:style-name="P39"><text:soft-page-break/>（2）把地址绑定到套接字bind。</text:p>
      <text:p text:style-name="P19"><text:span text:style-name="T135">（3）监听连接listen</text:span><text:span text:style-name="T136">。</text:span></text:p>
      <text:p text:style-name="P20"><text:span text:style-name="T137">（4）接收客户端的连接accept</text:span><text:span text:style-name="T138">。</text:span></text:p>
      <text:p text:style-name="P42">（5）数据传输recv、send。</text:p>
      <text:p text:style-name="P43">（6）结束。</text:p>
      <text:p text:style-name="P21"><text:span text:style-name="T133">面向连接</text:span><text:span text:style-name="T134">（TCP）的客户端步骤：</text:span></text:p>
      <text:p text:style-name="P40">（1）创建套接字socket。</text:p>
      <text:p text:style-name="P40">（2）连接服务器connect。</text:p>
      <text:p text:style-name="P21"><text:span text:style-name="T139">（</text:span><text:span text:style-name="T141">3</text:span><text:span text:style-name="T139">）数据传输recv、send。</text:span></text:p>
      <text:p text:style-name="P21"><text:span text:style-name="T140">（</text:span><text:span text:style-name="T142">4</text:span><text:span text:style-name="T140">）结束。</text:span></text:p>
      <text:p text:style-name="P22"><text:span text:style-name="T133">无连接</text:span><text:span text:style-name="T134">（UDP）的服务器步骤：</text:span></text:p>
      <text:p text:style-name="P41">（1）创建套接字socket。</text:p>
      <text:p text:style-name="P41">（2）把地址绑定到套接字bind。</text:p>
      <text:p text:style-name="P22"><text:span text:style-name="T139">（</text:span><text:span text:style-name="T143">3</text:span><text:span text:style-name="T139">）数据传输recvfrom、sendto。</text:span></text:p>
      <text:p text:style-name="P22"><text:span text:style-name="T140">（</text:span><text:span text:style-name="T143">4</text:span><text:span text:style-name="T140">）结束。</text:span></text:p>
      <text:p text:style-name="P22"><text:span text:style-name="T133">无连接</text:span><text:span text:style-name="T134">（UDP）的客户端步骤：</text:span></text:p>
      <text:p text:style-name="P41">（1）创建套接字socket。</text:p>
      <text:p text:style-name="P23"><text:span text:style-name="T139">（</text:span><text:span text:style-name="T143">3</text:span><text:span text:style-name="T139">）数据传输recvfrom、sendto。</text:span></text:p>
      <text:p text:style-name="P22"><text:span text:style-name="T140">（</text:span><text:span text:style-name="T144">3</text:span><text:span text:style-name="T140">）结束。</text:span></text:p>
      <text:p text:style-name="P51"><text:span text:style-name="T145">9</text:span>、<text:span text:style-name="T145">例子</text:span></text:p>
      <text:p text:style-name="P52"><text:span text:style-name="T145">下面是一个TCP</text:span><text:span text:style-name="T146">&amp;IP</text:span><text:span text:style-name="T145">面向连接的例子，客户端向服务器发送一个字母（没有做输入合法性验证），服务器判断字母大小写，并进行大小写转换，转换结果再发送给客户端，客户端输入数字</text:span><text:span text:style-name="T147">0时结束，运行客户端时要通过命令行参数指定要连接的服务器IP。</text:span></text:p>
      <text:p text:style-name="P81"><text:span text:style-name="T148">// client</text:span></text:p>
      <text:p text:style-name="P81"><text:span text:style-name="T148">// character convertion between upper and lower</text:span></text:p>
      <text:p text:style-name="P81"><text:span text:style-name="T148"></text:span></text:p>
      <text:p text:style-name="P81"><text:span text:style-name="T148">#include &lt;stdio.h&gt;</text:span></text:p>
      <text:p text:style-name="P81"><text:span text:style-name="T148">#include &lt;stdlib.h&gt;</text:span></text:p>
      <text:p text:style-name="P81"><text:span text:style-name="T148">#include &lt;string.h&gt;</text:span></text:p>
      <text:p text:style-name="P81"><text:span text:style-name="T148">#include &lt;ctype.h&gt;</text:span></text:p>
      <text:p text:style-name="P81"><text:span text:style-name="T148">#include &lt;errno.h&gt;</text:span></text:p>
      <text:p text:style-name="P81"><text:span text:style-name="T148">#include &lt;sys/types.h&gt;</text:span></text:p>
      <text:p text:style-name="P81"><text:span text:style-name="T148">#include &lt;sys/socket.h&gt;</text:span></text:p>
      <text:p text:style-name="P81"><text:soft-page-break/><text:span text:style-name="T148">#include &lt;netinet/in.h&gt;</text:span></text:p>
      <text:p text:style-name="P81"><text:span text:style-name="T148"></text:span></text:p>
      <text:p text:style-name="P81"><text:span text:style-name="T148">#define SOCKPORT 8000</text:span></text:p>
      <text:p text:style-name="P81"><text:span text:style-name="T148"></text:span></text:p>
      <text:p text:style-name="P81"><text:span text:style-name="T148">int main(int argc, char** argv)</text:span></text:p>
      <text:p text:style-name="P81"><text:span text:style-name="T148">{</text:span></text:p>
      <text:p text:style-name="P81"><text:span text:style-name="T148"><text:s text:c="4"/>int sockfd;</text:span></text:p>
      <text:p text:style-name="P81"><text:span text:style-name="T148"><text:s text:c="4"/>struct sockaddr_in servaddr;</text:span></text:p>
      <text:p text:style-name="P81"><text:span text:style-name="T148"><text:s text:c="4"/>char sendletter;</text:span></text:p>
      <text:p text:style-name="P81"><text:span text:style-name="T148"><text:s text:c="4"/>char recvletter;</text:span></text:p>
      <text:p text:style-name="P81"><text:span text:style-name="T148"></text:span></text:p>
      <text:p text:style-name="P81"><text:span text:style-name="T148"><text:s text:c="4"/>if (argc != 2) {</text:span></text:p>
      <text:p text:style-name="P81"><text:span text:style-name="T148"><text:s text:c="8"/>printf("usage: ./client &lt;server_ip&gt;\n"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pan text:style-name="T148"></text:span></text:p>
      <text:p text:style-name="P81"><text:span text:style-name="T148"><text:s text:c="4"/>if ((sockfd = socket(AF_INET, SOCK_STREAM, 0)) &lt; 0) {</text:span></text:p>
      <text:p text:style-name="P81"><text:span text:style-name="T148"><text:s text:c="8"/>printf("socket error: %s\n", strerror(errno)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pan text:style-name="T148"></text:span></text:p>
      <text:p text:style-name="P81"><text:span text:style-name="T148"><text:s text:c="4"/>memset(&amp;servaddr, 0, sizeof(servaddr));</text:span></text:p>
      <text:p text:style-name="P81"><text:span text:style-name="T148"><text:s text:c="4"/>servaddr.sin_family = AF_INET;</text:span></text:p>
      <text:p text:style-name="P81"><text:span text:style-name="T148"><text:s text:c="4"/>servaddr.sin_port = htons(SOCKPORT);</text:span></text:p>
      <text:p text:style-name="P81"><text:span text:style-name="T148"><text:s text:c="4"/>if (inet_pton(AF_INET, argv[1], &amp;servaddr.sin_addr) &lt;= 0) {</text:span></text:p>
      <text:p text:style-name="P81"><text:span text:style-name="T148"><text:s text:c="8"/>printf("inet_pton error: %s, ip is %s\n", strerror(errno), argv[1]);</text:span></text:p>
      <text:p text:style-name="P81"><text:span text:style-name="T148"><text:s text:c="8"/>close(sockfd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pan text:style-name="T148"></text:span></text:p>
      <text:p text:style-name="P81"><text:span text:style-name="T148"><text:s text:c="4"/>if (connect(sockfd, (struct sockaddr*)&amp;servaddr, sizeof(servaddr)) == -1) {</text:span></text:p>
      <text:p text:style-name="P81"><text:span text:style-name="T148"><text:s text:c="8"/>printf("connect error: %s\n", strerror(errno));</text:span></text:p>
      <text:p text:style-name="P81"><text:span text:style-name="T148"><text:s text:c="8"/>close(sockfd);</text:span></text:p>
      <text:p text:style-name="P81"><text:span text:style-name="T148"><text:s text:c="8"/>return -1;</text:span></text:p>
      <text:p text:style-name="P81"><text:soft-page-break/><text:span text:style-name="T148"><text:s text:c="4"/>}</text:span></text:p>
      <text:p text:style-name="P81"><text:span text:style-name="T148"></text:span></text:p>
      <text:p text:style-name="P81"><text:span text:style-name="T148"><text:s text:c="4"/>while (1) {</text:span></text:p>
      <text:p text:style-name="P81"><text:span text:style-name="T148"><text:s text:c="8"/>printf("\ninput a character:\n\talphabet - convert between upper and lower\n\tdigit 0 - quit\n");</text:span></text:p>
      <text:p text:style-name="P81"><text:span text:style-name="T148"><text:s text:c="8"/>printf("\n\tyour characer: ");</text:span></text:p>
      <text:p text:style-name="P81"><text:span text:style-name="T148"><text:s text:c="8"/>scanf("%c", &amp;sendletter);</text:span></text:p>
      <text:p text:style-name="P81"><text:span text:style-name="T148"><text:tab/><text:tab/>getchar();</text:span></text:p>
      <text:p text:style-name="P81"><text:span text:style-name="T148"></text:span></text:p>
      <text:p text:style-name="P81"><text:span text:style-name="T148"><text:s text:c="8"/>if (strncmp(&amp;sendletter, "0", 1) == 0) {</text:span></text:p>
      <text:p text:style-name="P81"><text:span text:style-name="T148"><text:s text:c="12"/>printf("quit\n");</text:span></text:p>
      <text:p text:style-name="P81"><text:span text:style-name="T148"><text:s text:c="12"/>break;</text:span></text:p>
      <text:p text:style-name="P81"><text:span text:style-name="T148"><text:s text:c="8"/>}</text:span></text:p>
      <text:p text:style-name="P81"><text:span text:style-name="T148"></text:span></text:p>
      <text:p text:style-name="P81"><text:span text:style-name="T148"><text:s text:c="8"/>if (send(sockfd, &amp;sendletter, sizeof(sendletter), 0) == -1) {</text:span></text:p>
      <text:p text:style-name="P81"><text:span text:style-name="T148"><text:s text:c="12"/>printf("send error: %s\n", strerror(errno));</text:span></text:p>
      <text:p text:style-name="P81"><text:span text:style-name="T148"><text:s text:c="12"/>break;</text:span></text:p>
      <text:p text:style-name="P81"><text:span text:style-name="T148"><text:s text:c="8"/>}</text:span></text:p>
      <text:p text:style-name="P81"><text:span text:style-name="T148"></text:span></text:p>
      <text:p text:style-name="P81"><text:span text:style-name="T148"><text:s text:c="8"/>if (recv(sockfd, &amp;recvletter, sizeof(recvletter), 0) == -1) {</text:span></text:p>
      <text:p text:style-name="P81"><text:span text:style-name="T148"><text:s text:c="12"/>printf("recv error: %s\n", strerror(errno));</text:span></text:p>
      <text:p text:style-name="P81"><text:span text:style-name="T148"><text:s text:c="12"/>break;</text:span></text:p>
      <text:p text:style-name="P81"><text:span text:style-name="T148"><text:s text:c="8"/>}</text:span></text:p>
      <text:p text:style-name="P81"><text:span text:style-name="T148"></text:span></text:p>
      <text:p text:style-name="P81"><text:span text:style-name="T148"><text:s text:c="8"/>printf("\tfrom [%c] to [%c]\n", sendletter, recvletter);</text:span></text:p>
      <text:p text:style-name="P81"><text:span text:style-name="T148"><text:s text:c="4"/>}</text:span></text:p>
      <text:p text:style-name="P81"><text:span text:style-name="T148"></text:span></text:p>
      <text:p text:style-name="P81"><text:span text:style-name="T148"><text:s text:c="4"/>close(sockfd);</text:span></text:p>
      <text:p text:style-name="P81"><text:span text:style-name="T148"><text:s text:c="4"/>return 0;</text:span></text:p>
      <text:p text:style-name="P81"><text:span text:style-name="T148">}</text:span></text:p>
      <text:p text:style-name="P81"><text:span text:style-name="T148"/></text:p>
      <text:p text:style-name="P81"><text:span text:style-name="T148">// server</text:span></text:p>
      <text:p text:style-name="P81"><text:span text:style-name="T148">// character convertion between upper and lower</text:span></text:p>
      <text:p text:style-name="P81"><text:span text:style-name="T148"></text:span></text:p>
      <text:p text:style-name="P81"><text:soft-page-break/><text:span text:style-name="T148">#include &lt;stdio.h&gt;</text:span></text:p>
      <text:p text:style-name="P81"><text:span text:style-name="T148">#include &lt;stdlib.h&gt;</text:span></text:p>
      <text:p text:style-name="P81"><text:span text:style-name="T148">#include &lt;string.h&gt;</text:span></text:p>
      <text:p text:style-name="P81"><text:span text:style-name="T148">#include &lt;ctype.h&gt;</text:span></text:p>
      <text:p text:style-name="P81"><text:span text:style-name="T148">#include &lt;errno.h&gt;</text:span></text:p>
      <text:p text:style-name="P81"><text:span text:style-name="T148">#include &lt;sys/types.h&gt;</text:span></text:p>
      <text:p text:style-name="P81"><text:span text:style-name="T148">#include &lt;sys/socket.h&gt;</text:span></text:p>
      <text:p text:style-name="P81"><text:span text:style-name="T148">#include &lt;netinet/in.h&gt;</text:span></text:p>
      <text:p text:style-name="P81"><text:span text:style-name="T148"></text:span></text:p>
      <text:p text:style-name="P81"><text:span text:style-name="T148">#define SOCKPORT 8000</text:span></text:p>
      <text:p text:style-name="P81"><text:span text:style-name="T148"></text:span></text:p>
      <text:p text:style-name="P81"><text:span text:style-name="T148">int main(int argc, char** argv)</text:span></text:p>
      <text:p text:style-name="P81"><text:span text:style-name="T148">{</text:span></text:p>
      <text:p text:style-name="P81"><text:span text:style-name="T148"><text:s text:c="4"/>int sockfd;</text:span></text:p>
      <text:p text:style-name="P81"><text:span text:style-name="T148"><text:s text:c="4"/>int clifd;</text:span></text:p>
      <text:p text:style-name="P81"><text:span text:style-name="T148"><text:s text:c="4"/>char srcletter;</text:span></text:p>
      <text:p text:style-name="P81"><text:span text:style-name="T148"><text:s text:c="4"/>char desletter;</text:span></text:p>
      <text:p text:style-name="P81"><text:span text:style-name="T148"><text:s text:c="4"/>struct sockaddr_in servaddr;</text:span></text:p>
      <text:p text:style-name="P81"><text:span text:style-name="T148"></text:span></text:p>
      <text:p text:style-name="P81"><text:span text:style-name="T148"><text:s text:c="4"/>if ((sockfd = socket(AF_INET, SOCK_STREAM, 0)) == -1) {</text:span></text:p>
      <text:p text:style-name="P81"><text:span text:style-name="T148"><text:s text:c="8"/>printf("socket error: %s\n", strerror(errno)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pan text:style-name="T148"></text:span></text:p>
      <text:p text:style-name="P81"><text:span text:style-name="T148"><text:s text:c="4"/>memset(&amp;servaddr, 0, sizeof(servaddr));</text:span></text:p>
      <text:p text:style-name="P81"><text:span text:style-name="T148"><text:s text:c="4"/>servaddr.sin_family = AF_INET;</text:span></text:p>
      <text:p text:style-name="P81"><text:span text:style-name="T148"><text:s text:c="4"/>servaddr.sin_port = htons(SOCKPORT);</text:span></text:p>
      <text:p text:style-name="P81"><text:span text:style-name="T148"><text:s text:c="4"/>servaddr.sin_addr.s_addr = htonl(INADDR_ANY); // INADDR_ANY native ip</text:span></text:p>
      <text:p text:style-name="P81"><text:span text:style-name="T148"></text:span></text:p>
      <text:p text:style-name="P81"><text:span text:style-name="T148"><text:s text:c="4"/>if (bind(sockfd, (struct sockaddr*)&amp;servaddr, sizeof(servaddr)) == -1) {</text:span></text:p>
      <text:p text:style-name="P81"><text:span text:style-name="T148"><text:s text:c="8"/>printf("bind error: %s\n",strerror(errno));</text:span></text:p>
      <text:p text:style-name="P81"><text:span text:style-name="T148"><text:s text:c="8"/>close(sockfd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oft-page-break/><text:span text:style-name="T148"></text:span></text:p>
      <text:p text:style-name="P81"><text:span text:style-name="T148"><text:s text:c="4"/>if (listen(sockfd, 1) == -1) {</text:span></text:p>
      <text:p text:style-name="P81"><text:span text:style-name="T148"><text:s text:c="8"/>printf("listen error: %s\n", strerror(errno));</text:span></text:p>
      <text:p text:style-name="P81"><text:span text:style-name="T148"><text:s text:c="8"/>close(sockfd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pan text:style-name="T148"><text:s text:c="4"/>printf("===== waiting for client's request =====\n");</text:span></text:p>
      <text:p text:style-name="P81"><text:span text:style-name="T148"></text:span></text:p>
      <text:p text:style-name="P81"><text:span text:style-name="T148"><text:s text:c="4"/>if((clifd = accept(sockfd, (struct sockaddr*)NULL, NULL)) == -1) {</text:span></text:p>
      <text:p text:style-name="P81"><text:span text:style-name="T148"><text:s text:c="8"/>printf("accept error: %s\n", strerror(errno));</text:span></text:p>
      <text:p text:style-name="P81"><text:span text:style-name="T148"><text:s text:c="8"/>close(sockfd);</text:span></text:p>
      <text:p text:style-name="P81"><text:span text:style-name="T148"><text:s text:c="8"/>return -1;</text:span></text:p>
      <text:p text:style-name="P81"><text:span text:style-name="T148"><text:s text:c="4"/>}</text:span></text:p>
      <text:p text:style-name="P81"><text:span text:style-name="T148"></text:span></text:p>
      <text:p text:style-name="P81"><text:span text:style-name="T148"><text:s text:c="4"/>while (1) {</text:span></text:p>
      <text:p text:style-name="P81"><text:span text:style-name="T148"><text:s text:c="8"/>if (recv(clifd, &amp;srcletter, sizeof(srcletter), 0) == -1) {</text:span></text:p>
      <text:p text:style-name="P81"><text:span text:style-name="T148"><text:s text:c="12"/>printf("recv error: %s\n", strerror(errno));</text:span></text:p>
      <text:p text:style-name="P81"><text:span text:style-name="T148"><text:s text:c="12"/>break;</text:span></text:p>
      <text:p text:style-name="P81"><text:span text:style-name="T148"><text:s text:c="8"/>}</text:span></text:p>
      <text:p text:style-name="P81"><text:span text:style-name="T148"></text:span></text:p>
      <text:p text:style-name="P81"><text:span text:style-name="T148"><text:s text:c="8"/>if (isupper(srcletter)) {</text:span></text:p>
      <text:p text:style-name="P81"><text:span text:style-name="T148"><text:s text:c="12"/>desletter = tolower(srcletter);</text:span></text:p>
      <text:p text:style-name="P81"><text:span text:style-name="T148"><text:s text:c="8"/>}</text:span></text:p>
      <text:p text:style-name="P81"><text:span text:style-name="T148"><text:s text:c="8"/>else if (islower(srcletter)) {</text:span></text:p>
      <text:p text:style-name="P81"><text:span text:style-name="T148"><text:s text:c="12"/>desletter = toupper(srcletter);</text:span></text:p>
      <text:p text:style-name="P81"><text:span text:style-name="T148"><text:s text:c="8"/>}</text:span></text:p>
      <text:p text:style-name="P81"><text:span text:style-name="T148"><text:s text:c="8"/>printf("recv [%c] send[%c]\n", srcletter, desletter);</text:span></text:p>
      <text:p text:style-name="P81"><text:span text:style-name="T148"></text:span></text:p>
      <text:p text:style-name="P81"><text:span text:style-name="T148"><text:s text:c="8"/>if (send(clifd, &amp;desletter, sizeof(desletter), 0) == -1) {</text:span></text:p>
      <text:p text:style-name="P81"><text:span text:style-name="T148"><text:s text:c="12"/>printf("send error: %s\n", strerror(errno));</text:span></text:p>
      <text:p text:style-name="P81"><text:span text:style-name="T148"><text:s text:c="12"/>break;</text:span></text:p>
      <text:p text:style-name="P81"><text:span text:style-name="T148"><text:s text:c="8"/>}</text:span></text:p>
      <text:p text:style-name="P81"><text:span text:style-name="T148"><text:s text:c="4"/>}</text:span></text:p>
      <text:p text:style-name="P81"><text:span text:style-name="T148"></text:span></text:p>
      <text:p text:style-name="P81"><text:soft-page-break/><text:span text:style-name="T148"><text:s text:c="4"/>close(clifd);</text:span></text:p>
      <text:p text:style-name="P81"><text:span text:style-name="T148"><text:s text:c="4"/>close(sockfd);</text:span></text:p>
      <text:p text:style-name="P81"><text:span text:style-name="T148"><text:s text:c="4"/>return 0;</text:span></text:p>
      <text:p text:style-name="P81"><text:span text:style-name="T148">}</text:span></text:p>
      <text:p text:style-name="P53"><text:span text:style-name="T1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07T21:17:07</meta:creation-date>
    <meta:generator>LibreOffice/4.0.2.2$Linux_X86_64 LibreOffice_project/400m0$Build-2</meta:generator>
    <dc:date>2015-07-10T13:33:05</dc:date>
    <dc:creator>hanjunjie </dc:creator>
    <meta:editing-duration>PT8H38M43S</meta:editing-duration>
    <meta:editing-cycles>335</meta:editing-cycles>
    <meta:document-statistic meta:table-count="0" meta:image-count="0" meta:object-count="0" meta:page-count="15" meta:paragraph-count="381" meta:word-count="3980" meta:character-count="13331" meta:non-whitespace-character-count="11159"/>
  </office:meta>
</office:document-meta>
</file>